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3.899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14.5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MatrixUti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returns.NullReturnValsMut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mbda$main$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eplaced return value with null for com/thealgorithms/maths/MatrixUtil::lambda$main$5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returns.NullReturnValsMut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mbda$main$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placed return value with null for com/thealgorithms/maths/MatrixUtil::lambda$main$6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returns.NullReturnValsMut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mbda$main$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placed return value with null for com/thealgorithms/maths/MatrixUtil::lambda$main$7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returns.NullReturnValsMut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mbda$multiply$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eplaced return value with null for com/thealgorithms/maths/MatrixUtil::lambda$multiply$2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VoidMethodCallMutato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lambda$multiply$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emoved call to java/util/stream/IntStream::forEach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VoidMethodCallMutato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lambda$operate$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moved call to java/util/stream/IntStream::forEach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multipl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VoidMethodCallMutato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multipl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moved call to java/util/stream/IntStream::forEach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returns.EmptyObject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ultipl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placed return value with Optional.empty for com/thealgorithms/maths/MatrixUtil::multip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3T17:03:24.329258636</dc:date>
    <meta:editing-duration>PT56S</meta:editing-duration>
    <meta:editing-cycles>1</meta:editing-cycles>
    <meta:document-statistic meta:table-count="1" meta:cell-count="80" meta:object-count="0"/>
    <meta:generator>LibreOffice/24.2.7.2$Linux_X86_64 LibreOffice_project/420$Build-2</meta:generator>
  </office:meta>
</office:document-meta>
</file>